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>
        <style:tab-stops>
          <style:tab-stop style:position="16.695cm"/>
        </style:tab-stops>
      </style:paragraph-properties>
    </style:style>
    <style:style style:name="P2" style:family="paragraph" style:parent-style-name="Heading_20_2">
      <style:paragraph-properties>
        <style:tab-stops>
          <style:tab-stop style:position="16.649cm"/>
        </style:tab-stops>
      </style:paragraph-properties>
    </style:style>
    <style:style style:name="P3" style:family="paragraph" style:parent-style-name="Heading_20_2">
      <style:paragraph-properties>
        <style:tab-stops>
          <style:tab-stop style:position="16.625cm"/>
        </style:tab-stops>
      </style:paragraph-properties>
    </style:style>
    <style:style style:name="P4" style:family="paragraph" style:parent-style-name="Heading_20_2">
      <style:paragraph-properties>
        <style:tab-stops>
          <style:tab-stop style:position="16.602cm"/>
        </style:tab-stops>
      </style:paragraph-properties>
    </style:style>
    <style:style style:name="P5" style:family="paragraph" style:parent-style-name="Heading_20_2">
      <style:paragraph-properties>
        <style:tab-stops>
          <style:tab-stop style:position="16.672cm"/>
        </style:tab-stops>
      </style:paragraph-properties>
    </style:style>
    <style:style style:name="P6" style:family="paragraph" style:parent-style-name="Heading_20_2">
      <style:paragraph-properties>
        <style:tab-stops>
          <style:tab-stop style:position="16.579cm"/>
        </style:tab-stops>
      </style:paragraph-properties>
    </style:style>
    <style:style style:name="P7" style:family="paragraph" style:parent-style-name="Heading_20_2">
      <style:paragraph-properties>
        <style:tab-stops>
          <style:tab-stop style:position="16.533cm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Conjuntos de Entidades</text:span></text:h>
      <text:h text:style-name="P1" text:outline-level="2">-- Planilla ---------------------------------------------------------------------------------------</text:h>
      <text:p text:style-name="Standard">·Restricciones de cardinalidad:</text:p>
      <text:p text:style-name="Standard"><text:tab/>La relación entre este conj. de entidades y los demás está explicada en</text:p>
      <text:p text:style-name="Standard">los apartados correspondientes a cada una de esos otros conjuntos. Los conj. que</text:p>
      <text:p text:style-name="Standard">están enrelación directa con Planilla son: Comunidad; Jefe de grupo familiar;</text:p>
      <text:p text:style-name="Standard">Situación Laboral; Vivienda; Salud; Participación Comunitaria.</text:p>
      <text:p text:style-name="Standard"></text:p>
      <text:p text:style-name="Standard">·Superclave:</text:p>
      <text:p text:style-name="Standard"><text:tab/>Toda entidad de este conj. queda unívocamente identificada mediante su</text:p>
      <text:p text:style-name="Standard">número.</text:p>
      <text:p text:style-name="Standard"></text:p>
      <text:p text:style-name="Standard"></text:p>
      <text:h text:style-name="P2" text:outline-level="2">-- Comunidad ---------------------------------------------------------------------------------</text:h>
      <text:p text:style-name="Standard">·Restricciones de cardinalidad:</text:p>
      <text:p text:style-name="Standard"><text:tab/>Toda comunidad tiene una relacion total con un sector determinado, a su</text:p>
      <text:p text:style-name="Standard">vez hay muchos jefes de familia que se relacionan con la misma, y le</text:p>
      <text:p text:style-name="Standard">corresponden varias planillas.</text:p>
      <text:p text:style-name="Standard"></text:p>
      <text:p text:style-name="Standard">·Superclave:</text:p>
      <text:p text:style-name="Standard"><text:tab/>La superclave esta formada por su clave parcial (Nombre) con la unión</text:p>
      <text:p text:style-name="Standard">del único atributo de sector (CP)</text:p>
      <text:p text:style-name="Standard"></text:p>
      <text:p text:style-name="Standard"></text:p>
      <text:h text:style-name="P3" text:outline-level="2">-- Sector ----------------------------------------------------------------------------------------</text:h>
      <text:p text:style-name="Standard">·Restricciones de cardinalidad:</text:p>
      <text:p text:style-name="Standard"><text:tab/>Todo sector está en un Municipio determinado, y a su vez puede contener</text:p>
      <text:p text:style-name="Standard">varias comunidades. Por otra parte en cada sector puede haber varias Parroquias.</text:p>
      <text:p text:style-name="Standard"></text:p>
      <text:p text:style-name="Standard">·Superclave:</text:p>
      <text:p text:style-name="Standard"><text:tab/>Este es un conjunto de entidades fuerte, cuya clave primaria es su</text:p>
      <text:p text:style-name="Standard">código de sector, que es el Código Postal (CP) del sector.</text:p>
      <text:p text:style-name="Standard"></text:p>
      <text:p text:style-name="Standard"></text:p>
      <text:h text:style-name="P4" text:outline-level="2">-- Parroquia -----------------------------------------------------------------------------------</text:h>
      <text:p text:style-name="Standard">·Restriccion de cardinalidad:</text:p>
      <text:p text:style-name="Standard"><text:tab/>Toda Parroquia se encuentra en un Sector determinado.</text:p>
      <text:p text:style-name="Standard"></text:p>
      <text:p text:style-name="Standard">·Superclave:</text:p>
      <text:p text:style-name="Standard"><text:tab/>Formada por la clave parcial Nombre y {Sector.CP}</text:p>
      <text:p text:style-name="Standard"></text:p>
      <text:p text:style-name="Standard"><text:soft-page-break/></text:p>
      <text:h text:style-name="P4" text:outline-level="2">-- Situacion Laboral ------------------------------------------------------------------------</text:h>
      <text:p text:style-name="Standard">·Restricciones de cardinalidad:</text:p>
      <text:p text:style-name="Standard"><text:tab/>Toda Situacion Laboral esta relacionada con una única planilla.</text:p>
      <text:p text:style-name="Standard"></text:p>
      <text:p text:style-name="Standard">·Superclave:</text:p>
      <text:p text:style-name="Standard"><text:tab/>Como es una entidad débil y tiene una relacion uno a uno con cada</text:p>
      <text:p text:style-name="Standard">planilla esta univocamente identificada entonces con Planilla.numero. Es</text:p>
      <text:p text:style-name="Standard">importante aclarar que no tiene clave parcial, pues ninguno de sus atributos es</text:p>
      <text:p text:style-name="Standard">suficiente para determinar unívocamente un situación laboral determinada. Esto</text:p>
      <text:p text:style-name="Standard">resulta en la posibilidad de que existan en la BD entradas para "Situac. Lab."</text:p>
      <text:p text:style-name="Standard">con los mismos valores en todos sus atributos, pero que correspondan a entidades</text:p>
      <text:p text:style-name="Standard">diferentes. Sin embargo como se dijo el nº de planilla es suficiente para</text:p>
      <text:p text:style-name="Standard">diferenciarlas.</text:p>
      <text:p text:style-name="Standard"></text:p>
      <text:p text:style-name="Standard"></text:p>
      <text:h text:style-name="P5" text:outline-level="2">-- Vivienda y Servicios --------------------------------------------------------------------</text:h>
      <text:p text:style-name="Standard">·Restricciones de cardinalidad:</text:p>
      <text:p text:style-name="Standard"><text:tab/>Estas 2 entidades, se encuentran relacionadas totalmente entre ambas,</text:p>
      <text:p text:style-name="Standard">osea todo vivienda tiene una y solo una entidad Servicios relacionada. A su vez</text:p>
      <text:p text:style-name="Standard">Vivienda esta también relacionada en forma total con planilla.</text:p>
      <text:p text:style-name="Standard"></text:p>
      <text:p text:style-name="Standard">·Superclave:</text:p>
      <text:p text:style-name="Standard"><text:tab/>La superclave de ambas (Vivienda y Servicios) esta univocamente</text:p>
      <text:p text:style-name="Standard">determinada por el numero de la planilla (Planilla.numero). Se da aquí la misma</text:p>
      <text:p text:style-name="Standard">situación que con el conjunto de entidades débil "Situación Laboral"</text:p>
      <text:p text:style-name="Standard"></text:p>
      <text:p text:style-name="Standard"></text:p>
      <text:h text:style-name="P6" text:outline-level="2">-- Situacion de exclusión y Salud -----------------------------------------------------</text:h>
      <text:p text:style-name="Standard">·Restricciones de cardinalidad:</text:p>
      <text:p text:style-name="Standard"><text:tab/>Ambas se encuentran relacionadas en forma total (entre sí) y a su vez</text:p>
      <text:p text:style-name="Standard">Salud está relacionada de la misma forma con Planilla. De hecho Situación de</text:p>
      <text:p text:style-name="Standard">exclusión podría haber sido modelado como un atributo multivalorado del conj. de</text:p>
      <text:p text:style-name="Standard">entidades "Salud". Se escogió transformarla en un conj. de ent. débil con una</text:p>
      <text:p text:style-name="Standard">relación total con Salud para no tener que incluir un atributo multivalorado</text:p>
      <text:p text:style-name="Standard">compuesto al diagrama. Al representarlo como conj. de ent. se pueden modelar</text:p>
      <text:p text:style-name="Standard">mejor sus componentes (que aprecen como sus atributos)</text:p>
      <text:p text:style-name="Standard"></text:p>
      <text:p text:style-name="Standard">·Superclave:</text:p>
      <text:p text:style-name="Standard"><text:tab/>Como el caso anterior, ambas están determinadas univocamente con</text:p>
      <text:p text:style-name="Standard">Planilla.numero.</text:p>
      <text:p text:style-name="Standard"></text:p>
      <text:p text:style-name="Standard"></text:p>
      <text:h text:style-name="P7" text:outline-level="2"><text:soft-page-break/>-- Participacion comunitaria ------------------------------------------------------------</text:h>
      <text:p text:style-name="Standard">·Restricciones de cardinalidad:</text:p>
      <text:p text:style-name="Standard"><text:tab/>Se encuentra relacionada en forma total y única con Planilla.</text:p>
      <text:p text:style-name="Standard"></text:p>
      <text:p text:style-name="Standard">·Superclave:</text:p>
      <text:p text:style-name="Standard"><text:tab/>No posee clave parcial y se identifica univocamente con Planilla.numero.</text:p>
      <text:p text:style-name="Standard"><text:tab/></text:p>
      <text:p text:style-name="Standard"></text:p>
      <text:h text:style-name="P6" text:outline-level="2">-- Encuestado --------------------------------------------------------------------------------</text:h>
      <text:p text:style-name="Standard">·Restricciones de cardinalidad:</text:p>
      <text:p text:style-name="Standard"><text:tab/>El conj. de encuestados representa todas las personas que figuran en el</text:p>
      <text:p text:style-name="Standard">censo, ya sean los que completaron la planilla o los que habitan en el mismo</text:p>
      <text:p text:style-name="Standard">grupo familiar de quien los hizo. Su relación con "Jefe de grupo familiar" es</text:p>
      <text:p text:style-name="Standard">de varios a uno.</text:p>
      <text:p text:style-name="Standard"></text:p>
      <text:p text:style-name="Standard">·Superclave:</text:p>
      <text:p text:style-name="Standard"><text:tab/>Toda persona tiene un ID único dentro de un mismo Estado, conocido aquí</text:p>
      <text:p text:style-name="Standard">como Cédula de Identidad (CI), la que se convierte en su clave primaria.</text:p>
      <text:p text:style-name="Standard"></text:p>
      <text:p text:style-name="Standard"></text:p>
      <text:h text:style-name="P6" text:outline-level="2">-- Jefe de grupo familiar ------------------------------------------------------------------</text:h>
      <text:p text:style-name="Standard">·Restricciones de cardinalidad:</text:p>
      <text:p text:style-name="Standard"><text:tab/>La relación de Jefe de grupo familiar con Encuestados es de uno a varios</text:p>
      <text:p text:style-name="Standard">, ya que por cada persona que llenó la Planilla puede haber varias personas</text:p>
      <text:p text:style-name="Standard">dentro del mismo grupo familiar. Por otra parte la relación de JGF con Planilla</text:p>
      <text:p text:style-name="Standard">es uno a uno.</text:p>
      <text:p text:style-name="Standard"></text:p>
      <text:p text:style-name="Standard">·Superclave:</text:p>
      <text:p text:style-name="Standard"><text:tab/>Jefe de grupo familiar es un conj. de ent. fuerte debido a que forma</text:p>
      <text:p text:style-name="Standard">parte de los encuestados y por ende cuenta con su priopio nº de 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d_Hobborg</meta:initial-creator>
    <meta:creation-date>2009-09-17T10:40:57</meta:creation-date>
    <dc:creator>Lord_Hobborg</dc:creator>
    <dc:date>2009-09-17T10:45:07</dc:date>
    <meta:editing-cycles>2</meta:editing-cycles>
    <meta:editing-duration>PT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4" meta:word-count="644" meta:character-count="5034"/>
  </office:meta>
</office:document-meta>
</file>